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e7feb" officeooo:paragraph-rsid="000e7feb"/>
    </style:style>
    <style:style style:name="P2" style:family="paragraph" style:parent-style-name="Standard">
      <style:paragraph-properties fo:text-align="justify" style:justify-single-word="false"/>
      <style:text-properties officeooo:rsid="000f0c3f" officeooo:paragraph-rsid="000f0c3f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0c3f" officeooo:paragraph-rsid="000f0c3f"/>
    </style:style>
    <style:style style:name="P4" style:family="paragraph" style:parent-style-name="Standard">
      <style:paragraph-properties fo:text-align="justify" style:justify-single-word="false"/>
      <style:text-properties officeooo:rsid="000fe2cb" officeooo:paragraph-rsid="000f0c3f"/>
    </style:style>
    <style:style style:name="P5" style:family="paragraph" style:parent-style-name="Standard">
      <style:paragraph-properties fo:text-align="justify" style:justify-single-word="false"/>
      <style:text-properties officeooo:rsid="000fe2cb" officeooo:paragraph-rsid="000fe2cb"/>
    </style:style>
    <style:style style:name="P6" style:family="paragraph" style:parent-style-name="Table_20_Contents">
      <style:paragraph-properties fo:text-align="justify" style:justify-single-word="false"/>
      <style:text-properties officeooo:rsid="000e7feb" officeooo:paragraph-rsid="000e7feb"/>
    </style:style>
    <style:style style:name="P7" style:family="paragraph" style:parent-style-name="Table_20_Contents">
      <style:paragraph-properties fo:text-align="justify" style:justify-single-word="false"/>
      <style:text-properties officeooo:rsid="000f0c3f" officeooo:paragraph-rsid="000f0c3f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Horizontal_20_Line">
      <style:paragraph-properties fo:text-align="justify" style:justify-single-word="false"/>
    </style:style>
    <style:style style:name="T1" style:family="text">
      <style:text-properties officeooo:rsid="000e7feb"/>
    </style: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arawan pengaduan notebook</text:p>
      <text:p text:style-name="P9"/>
      <text:p text:style-name="P1">no<text:tab/><text:tab/>:010ksx2014</text:p>
      <text:p text:style-name="P1">hal<text:tab/><text:tab/>:penawaran pengaduan notebok</text:p>
      <text:p text:style-name="P1">lampiran<text:tab/>:</text:p>
      <text:p text:style-name="P1"/>
      <text:p text:style-name="P1">kepada yth.</text:p>
      <text:p text:style-name="P1">Bpk ir.Budi supardiman</text:p>
      <text:p text:style-name="P1">direktur PT.Damain sentosa </text:p>
      <text:p text:style-name="P1">Jl.Sentosa Raya no.100</text:p>
      <text:p text:style-name="P1">Depok</text:p>
      <text:p text:style-name="P1"/>
      <text:p text:style-name="P1">Dengan hormat</text:p>
      <text:p text:style-name="P1"><text:s/></text:p>
      <text:p text:style-name="P1">melalui surat ini kami bermaksud menawarkan pengaduan notbook di perusahaan yang bapak pimpin</text:p>
      <text:p text:style-name="P1">adapun penawaran yang kami ajukan adalah sbb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No</text:p>
          </table:table-cell>
          <table:table-cell table:style-name="Table1.A1" office:value-type="string">
            <text:p text:style-name="P8"><text:span text:style-name="T1">Item</text:span></text:p>
          </table:table-cell>
          <table:table-cell table:style-name="Table1.A1" office:value-type="string">
            <text:p text:style-name="P6">jumlah</text:p>
          </table:table-cell>
          <table:table-cell table:style-name="Table1.A1" office:value-type="string">
            <text:p text:style-name="P6">Harga satuan</text:p>
          </table:table-cell>
          <table:table-cell table:style-name="Table1.E1" office:value-type="string">
            <text:p text:style-name="P6">Harga total</text:p>
          </table:table-cell>
        </table:table-row>
        <table:table-row>
          <table:table-cell table:style-name="Table1.A2" office:value-type="string">
            <text:p text:style-name="P7">1.</text:p>
          </table:table-cell>
          <table:table-cell table:style-name="Table1.A2" office:value-type="string">
            <text:p text:style-name="P7">Acer aspaire slim v5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Rp.7.000.000</text:p>
          </table:table-cell>
          <table:table-cell table:style-name="Table1.E2" office:value-type="string">
            <text:p text:style-name="P7">Rp.31.000.000</text:p>
          </table:table-cell>
        </table:table-row>
        <table:table-row>
          <table:table-cell table:style-name="Table1.A2" office:value-type="string">
            <text:p text:style-name="P7">2.</text:p>
          </table:table-cell>
          <table:table-cell table:style-name="Table1.A2" office:value-type="string">
            <text:p text:style-name="P7">ASUS A-45 B- W076d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Rp.6.200.000</text:p>
          </table:table-cell>
          <table:table-cell table:style-name="Table1.E2" office:value-type="string">
            <text:p text:style-name="P7">Rp.31.000.000</text:p>
          </table:table-cell>
        </table:table-row>
        <table:table-row>
          <table:table-cell table:style-name="Table1.A2" office:value-type="string">
            <text:p text:style-name="P7">3.</text:p>
          </table:table-cell>
          <table:table-cell table:style-name="Table1.A2" office:value-type="string">
            <text:p text:style-name="P7">Asus 677-9131wd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Rp.25.000.000</text:p>
          </table:table-cell>
          <table:table-cell table:style-name="Table1.E2" office:value-type="string">
            <text:p text:style-name="P7">Rp.31.000.000</text:p>
          </table:table-cell>
        </table:table-row>
        <table:table-row>
          <table:table-cell table:style-name="Table1.A2" table:number-columns-spanned="4" office:value-type="string">
            <text:p text:style-name="P7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7">RP.91.000.000</text:p>
          </table:table-cell>
        </table:table-row>
      </table:table>
      <text:p text:style-name="P1"/>
      <text:p text:style-name="P1"/>
      <text:p text:style-name="P2">Demikian surat penawaran ini kami sampaikan atas perhatian dan kerja sama Bapak kami ucapkan </text:p>
      <text:p text:style-name="P2">Terima kasij.</text:p>
      <text:p text:style-name="P2"/>
      <text:p text:style-name="P2">Depok,10 Oktober 2018</text:p>
      <text:p text:style-name="P2">PT.Keluarga sejahtera</text:p>
      <text:p text:style-name="P2"/>
      <text:p text:style-name="P2"/>
      <text:p text:style-name="P2"/>
      <text:p text:style-name="P2"/>
      <text:p text:style-name="P2"/>
      <text:p text:style-name="P3">Dedi kusnandar</text:p>
      <text:p text:style-name="P2">Direktu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7:59.104787230</meta:creation-date>
    <dc:date>2018-10-12T09:32:59.827162486</dc:date>
    <meta:editing-duration>PT32S</meta:editing-duration>
    <meta:editing-cycles>1</meta:editing-cycles>
    <meta:document-statistic meta:table-count="1" meta:image-count="0" meta:object-count="0" meta:page-count="2" meta:paragraph-count="41" meta:word-count="100" meta:character-count="686" meta:non-whitespace-character-count="621"/>
    <meta:generator>LibreOffice/5.1.6.2$Linux_X86_64 LibreOffice_project/10m0$Build-2</meta:generator>
  </office:meta>
</office:document-meta>
</file>